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P1" style:family="paragraph" style:parent-style-name="Standard">
      <style:paragraph-properties fo:margin-bottom="0.1389in" fo:text-align="end"/>
      <style:text-properties style:font-name="Arial" fo:font-size="15.0pt" fo:color="#666666"/>
    </style:style>
    <style:style style:name="P2" style:family="paragraph" style:parent-style-name="Standard">
      <style:paragraph-properties fo:line-height="115%"/>
      <style:text-properties style:font-name="Arial" fo:font-size="11.0pt" fo:color="#000000"/>
    </style:style>
    <style:style style:name="P3" style:family="paragraph" style:parent-style-name="Standard">
      <style:paragraph-properties fo:line-height="115%"/>
      <style:text-properties style:font-name="Times" fo:font-size="12.0pt" fo:color="#000000"/>
    </style:style>
    <style:style style:name="P4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Arial" fo:font-size="11.0pt" fo:color="#000000"/>
    </style:style>
    <style:style style:name="P5" style:family="paragraph" style:parent-style-name="Standard">
      <style:paragraph-properties fo:line-height="115%"/>
      <style:text-properties style:font-name="Times" fo:font-size="12.0pt" fo:color="#008800"/>
    </style:style>
    <style:style style:name="P6" style:family="paragraph" style:parent-style-name="Standard">
      <style:paragraph-properties fo:line-height="115%"/>
      <style:text-properties style:font-name="Times" fo:font-size="12.0pt" fo:color="#000088"/>
    </style:style>
    <style:style style:name="P7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00"/>
    </style:style>
    <style:style style:name="P8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8800"/>
    </style:style>
    <style:style style:name="P9" style:family="paragraph" style:parent-style-name="Standard">
      <style:paragraph-properties fo:line-height="115%"/>
      <style:text-properties style:font-name="Times" fo:font-size="12.0pt" fo:color="#660066"/>
    </style:style>
    <style:style style:name="P10" style:family="paragraph" style:parent-style-name="Standard">
      <style:paragraph-properties fo:text-indent="0.5000in" fo:line-height="115%"/>
      <style:text-properties style:font-name="Times" fo:font-size="12.0pt" fo:color="#000000"/>
    </style:style>
    <style:style style:name="P11" style:family="paragraph" style:parent-style-name="Standard">
      <style:paragraph-properties fo:line-height="115%"/>
      <style:text-properties style:font-name="Times" fo:font-size="12.0pt" fo:color="#666600"/>
    </style:style>
    <style:style style:name="P12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666600"/>
    </style:style>
    <style:style style:name="P13" style:family="paragraph" style:parent-style-name="Standard">
      <style:paragraph-properties fo:margin-left="0.5000in" fo:text-indent="-0.5000in" fo:line-height="115%">
        <style:tab-stops>
          <style:tab-stop style:position="0.1528in"/>
          <style:tab-stop style:position="0.5000in"/>
        </style:tab-stops>
      </style:paragraph-properties>
      <style:text-properties style:font-name="Times" fo:font-size="12.0pt" fo:color="#000088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6600"/>
    </style:style>
    <style:style style:name="T3" style:family="text">
      <style:text-properties fo:color="#006666"/>
    </style:style>
    <style:style style:name="T4" style:family="text">
      <style:text-properties style:text-underline-style="solid"/>
    </style:style>
    <style:style style:name="T5" style:family="text">
      <style:text-properties fo:color="#000000"/>
    </style:style>
    <style:style style:name="T6" style:family="text">
      <style:text-properties fo:color="#000088"/>
    </style:style>
    <style:style style:name="T7" style:family="text">
      <style:text-properties fo:color="#008800"/>
    </style:style>
    <style:style style:name="T8" style:family="text">
      <style:text-properties style:text-underline-style="solid" fo:color="#666600"/>
    </style:style>
    <style:style style:name="T9" style:family="text">
      <style:text-properties style:text-underline-style="solid" fo:color="#000000"/>
    </style:style>
    <style:style style:name="T10" style:family="text">
      <style:text-properties style:text-underline-style="solid" fo:color="#000088"/>
    </style:style>
    <style:style style:name="T11" style:family="text">
      <style:text-properties fo:color="#660066"/>
    </style:style>
    <style:style style:name="T12" style:family="text">
      <style:text-properties style:text-underline-style="solid" fo:color="#660066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1 (PHP) - Surlignez <text:s/>la /les <text:s/>bonne réponse(s).</text:span></text:p>
      <text:p text:style-name="P3">$myVar <text:span text:style-name="T2">=</text:span><text:s/><text:span text:style-name="T2">"</text:span>variable<text:span text:style-name="T2">";</text:span></text:p>
      <text:p text:style-name="P3">echo $myVar<text:span text:style-name="T2">[</text:span><text:span text:style-name="T3">2</text:span><text:span text:style-name="T2">];</text:span></text:p>
      <text:p text:style-name="P2"/>
      <text:p text:style-name="P2">Quelle est la sortie de ce script ?</text:p>
      <text:list text:style-name="L1">
        <text:list-item>
          <text:p text:style-name="P4"><text:span text:style-name="T4">r</text:span></text:p>
        </text:list-item>
        <text:list-item>
          <text:p text:style-name="P4">a</text:p>
        </text:list-item>
        <text:list-item>
          <text:p text:style-name="P4">une erreur</text:p>
        </text:list-item>
      </text:list>
      <text:p text:style-name="P2"/>
      <text:p text:style-name="P2"><text:span text:style-name="T1">2 (PHP) - Surlignez <text:s/>la /les <text:s/>bonne réponse(s).</text:span></text:p>
      <text:p text:style-name="P5"><text:span text:style-name="T5">$myVar </text:span><text:span text:style-name="T2">=</text:span><text:span text:style-name="T5"><text:s/></text:span>"checkpoint";</text:p>
      <text:p text:style-name="P3"><text:span text:style-name="T6">if</text:span><text:s/><text:span text:style-name="T2">(</text:span>$myVar <text:span text:style-name="T2">==</text:span><text:s/><text:span text:style-name="T7">"wcs"</text:span><text:span text:style-name="T2">)</text:span><text:s/>{</text:p>
      <text:p text:style-name="P3"><text:tab/>echo <text:span text:style-name="T7">"wcs";</text:span></text:p>
      <text:p text:style-name="P6"><text:span text:style-name="T2">}</text:span><text:span text:style-name="T5"><text:s/></text:span>else<text:span text:style-name="T5"><text:s/>{</text:span></text:p>
      <text:p text:style-name="P3"><text:tab/>echo $myVar;</text:p>
      <text:p text:style-name="P3">}</text:p>
      <text:p text:style-name="P2"/>
      <text:p text:style-name="P2">Quelle est la sortie de ce script ?</text:p>
      <text:list text:style-name="L1">
        <text:list-item>
          <text:p text:style-name="P4">wcs</text:p>
        </text:list-item>
        <text:list-item>
          <text:p text:style-name="P4"><text:span text:style-name="T4">checkpoint</text:span></text:p>
        </text:list-item>
        <text:list-item>
          <text:p text:style-name="P4">wcscheckpoint</text:p>
        </text:list-item>
        <text:list-item>
          <text:p text:style-name="P4">checkpointwcs</text:p>
        </text:list-item>
      </text:list>
      <text:p text:style-name="P2"/>
      <text:p text:style-name="P2"><text:span text:style-name="T1">3 (PHP) <text:s/>- Surlignez la /les bonne réponse(s).</text:span></text:p>
      <text:p text:style-name="P2">Comment récupérer <text:s/>les données d’un formulaire utilisant l’attribut method=”post”.</text:p>
      <text:p text:style-name="P2"/>
      <text:list text:style-name="L1">
        <text:list-item>
          <text:p text:style-name="P7">$_SERVER<text:span text:style-name="T2">[];</text:span></text:p>
        </text:list-item>
        <text:list-item>
          <text:p text:style-name="P7">$_GET<text:span text:style-name="T2">[];</text:span></text:p>
        </text:list-item>
        <text:list-item>
          <text:p text:style-name="P7">$_REQUEST<text:span text:style-name="T2">[];</text:span></text:p>
        </text:list-item>
        <text:list-item>
          <text:p text:style-name="P7"><text:span text:style-name="T4">$_POST</text:span><text:span text:style-name="T8">[];</text:span></text:p>
        </text:list-item>
      </text:list>
      <text:p text:style-name="P2"/>
      <text:p text:style-name="P2"><text:span text:style-name="T1">4 (SQL) <text:s/>- Surlignez la /les bonnes réponse(s).</text:span></text:p>
      <text:p text:style-name="P2">Quels mots clés puis je utiliser pour supprimer les données d’une table</text:p>
      <text:p text:style-name="P2"/>
      <text:list text:style-name="L1">
        <text:list-item>
          <text:p text:style-name="P7"><text:span text:style-name="T4">DROP</text:span></text:p>
        </text:list-item>
        <text:list-item>
          <text:p text:style-name="P7">TRUNCATE</text:p>
        </text:list-item>
        <text:list-item>
          <text:p text:style-name="P7">DELETE</text:p>
        </text:list-item>
        <text:list-item>
          <text:p text:style-name="P7">REMOVE</text:p>
        </text:list-item>
      </text:list>
      <text:p text:style-name="P2"/>
      <text:p text:style-name="P2"/>
      <text:p text:style-name="P2"><text:span text:style-name="T1">5 (PHP) <text:s/>- Surlignez la/les bonne réponse(s).</text:span></text:p>
      <text:p text:style-name="P2"/>
      <text:p text:style-name="P2">Comment peut-on créer un tableau en PHP ?</text:p>
      <text:p text:style-name="P2"/>
      <text:list text:style-name="L1">
        <text:list-item>
          <text:p text:style-name="P8"><text:span text:style-name="T5"/><text:span text:style-name="T9">$fruits </text:span><text:span text:style-name="T8">=</text:span><text:span text:style-name="T9"><text:s/></text:span><text:span text:style-name="T10">array</text:span><text:span text:style-name="T8">(</text:span><text:span text:style-name="T4">"Banana"</text:span><text:span text:style-name="T8">,</text:span><text:span text:style-name="T9"><text:s/></text:span><text:span text:style-name="T4">"Apple"</text:span><text:span text:style-name="T8">,</text:span><text:span text:style-name="T9"><text:s/></text:span><text:span text:style-name="T4">"Mango"</text:span><text:span text:style-name="T8">); </text:span></text:p>
        </text:list-item>
        <text:list-item>
          <text:p text:style-name="P8"><text:span text:style-name="T5">$fruits </text:span><text:span text:style-name="T2">=</text:span><text:span text:style-name="T5"><text:s/></text:span>"Banana"<text:span text:style-name="T2">,</text:span><text:span text:style-name="T5"><text:s/></text:span>"Apple"<text:span text:style-name="T2">,</text:span><text:span text:style-name="T5"><text:s/></text:span>"Mango";</text:p>
        </text:list-item>
        <text:list-item>
          <text:p text:style-name="P8"><text:span text:style-name="T5">$fruits </text:span><text:span text:style-name="T2">=</text:span><text:span text:style-name="T5"><text:s/></text:span><text:span text:style-name="T6">array</text:span><text:span text:style-name="T2">[</text:span>"Banana"<text:span text:style-name="T2">,</text:span><text:span text:style-name="T5"><text:s/></text:span>"Apple"<text:span text:style-name="T2">,</text:span><text:span text:style-name="T5"><text:s/></text:span>"Mango"<text:span text:style-name="T2">];</text:span></text:p>
        </text:list-item>
        <text:list-item>
          <text:p text:style-name="P8"><text:span text:style-name="T5"/><text:span text:style-name="T9">$fruits </text:span><text:span text:style-name="T8">=[</text:span><text:span text:style-name="T4">"Banana"</text:span><text:span text:style-name="T8">,</text:span><text:span text:style-name="T9"><text:s/></text:span><text:span text:style-name="T4">"Apple"</text:span><text:span text:style-name="T8">,</text:span><text:span text:style-name="T9"><text:s/></text:span><text:span text:style-name="T4">"Mango"</text:span><text:span text:style-name="T8">];</text:span></text:p>
        </text:list-item>
        <text:list-item>
          <text:p text:style-name="P8"><text:span text:style-name="T5">$fruits</text:span><text:span text:style-name="T2">(</text:span>"Banana"<text:span text:style-name="T2">,</text:span><text:span text:style-name="T5"><text:s/></text:span>"Apple"<text:span text:style-name="T2">,</text:span><text:span text:style-name="T5"><text:s/></text:span>"Mango"<text:span text:style-name="T2">);</text:span></text:p>
        </text:list-item>
      </text:list>
      <text:p text:style-name="P2"/>
      <text:p text:style-name="P2"/>
      <text:p text:style-name="P2"><text:span text:style-name="T1">6 (GIT)</text:span></text:p>
      <text:p text:style-name="P2">Citer 4 commandes usuelles de GIT + leur description rapide.</text:p>
      <text:p text:style-name="P2">git init: pour initialiser un dépôt</text:p>
      <text:p text:style-name="P2">git checkout nom_de_la_branche : pour passer sur une autre branche</text:p>
      <text:p text:style-name="P2">git commit: pour commenter et décrire brièvement les actions que l’on a faites.</text:p>
      <text:p text:style-name="P2">git push origin nom_de_la_branche: pour presser (envoyer) le travail réalisé sur github</text:p>
      <text:p text:style-name="P2"/>
      <text:p text:style-name="P2"/>
      <text:p text:style-name="P2"/>
      <text:p text:style-name="P2"/>
      <text:p text:style-name="P2"><text:span text:style-name="T1">7 (HTML / CSS)</text:span></text:p>
      <text:p text:style-name="P2">Expliquer la différence (avec un exemple) entre une balise HTML et un attribut.</text:p>
      <text:p text:style-name="P2"/>
      <text:p text:style-name="P2">Une balise html est composée des signes &lt;&gt;. elle s’ouvre et se ferme à la fin de chaque élément qu’elle contient. exemple &lt;p&gt; J’ai super hâte de faire des grasses</text:p>
      <text:p text:style-name="P2">matinées. &lt;/p&gt; </text:p>
      <text:p text:style-name="P2">Un attribut est contenu dans la balise et dans l’élément . Exemple &lt;img src= «www.tonimage.com » (attribut source) alt=« yo je suis la reum noël »</text:p>
      <text:p text:style-name="P2">(attribut alt).</text:p>
      <text:p text:style-name="P2"/>
      <text:p text:style-name="P2"/>
      <text:p text:style-name="P2"/>
      <text:p text:style-name="P2"><text:span text:style-name="T1">8 (Symfony)</text:span></text:p>
      <text:p text:style-name="P2">Quelle commande dans la console permet à Symfony de générer les tables en bases de données de notre application (hors options) ?</text:p>
      <text:p text:style-name="P2"/>
      <text:list text:style-name="L1">
        <text:list-item>
          <text:p text:style-name="P7">php bin/console symfony:database:generate</text:p>
        </text:list-item>
        <text:list-item>
          <text:p text:style-name="P7"><text:span text:style-name="T4">php app/console doctrine:database:generate</text:span></text:p>
        </text:list-item>
        <text:list-item>
          <text:p text:style-name="P7">php bin/console doctrine:schema:update</text:p>
        </text:list-item>
        <text:list-item>
          <text:p text:style-name="P7">php bin/console database:schema:update</text:p>
        </text:list-item>
        <text:list-item>
          <text:p text:style-name="P7">php bin/console doctrine:generate:entities</text:p>
        </text:list-item>
      </text:list>
      <text:p text:style-name="P2"/>
      <text:p text:style-name="P2"/>
      <text:p text:style-name="P2"/>
      <text:p text:style-name="P2"><text:span text:style-name="T1">9 (Symfony)</text:span></text:p>
      <text:p text:style-name="P2">Quel composant, installé par défaut, de Symfony s’occupe de la partie MODEL de l’architecture MVC <text:s/>de notre application ?</text:p>
      <text:p text:style-name="P2"/>
      <text:p text:style-name="P2">Le AppBundle?? dont know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0 (PHP)</text:span></text:p>
      <text:p text:style-name="P2">Quelle est la version majeure actuelle de PHP</text:p>
      <text:p text:style-name="P2"/>
      <text:list text:style-name="L1">
        <text:list-item>
          <text:p text:style-name="P7">5</text:p>
        </text:list-item>
        <text:list-item>
          <text:p text:style-name="P7">6</text:p>
        </text:list-item>
        <text:list-item>
          <text:p text:style-name="P7"><text:span text:style-name="T4">7</text:span></text:p>
        </text:list-item>
        <text:list-item>
          <text:p text:style-name="P7">8</text:p>
        </text:list-item>
      </text:list>
      <text:p text:style-name="P2"/>
      <text:p text:style-name="P2"><text:span text:style-name="T1">111 (POO)</text:span></text:p>
      <text:p text:style-name="P2">Que peut on trouver de définis dans une classe ?</text:p>
      <text:p text:style-name="P2">des attributs (propriétés ) et des méthodes (fonctions).</text:p>
      <text:p text:style-name="P2"/>
      <text:p text:style-name="P2"/>
      <text:p text:style-name="P2"/>
      <text:p text:style-name="P2"><text:span text:style-name="T1">13 (POO)</text:span></text:p>
      <text:p text:style-name="P9"><text:span text:style-name="T6">class</text:span><text:span text:style-name="T5"><text:s/></text:span>MyClass</text:p>
      <text:p text:style-name="P3">{</text:p>
      <text:p text:style-name="P3"><text:tab/><text:span text:style-name="T6">private</text:span><text:s/>$name;</text:p>
      <text:p text:style-name="P3"/>
      <text:p text:style-name="P3"><text:tab/><text:span text:style-name="T6">public</text:span><text:s/><text:span text:style-name="T6">function</text:span><text:s/>__construct<text:span text:style-name="T2">()</text:span></text:p>
      <text:p text:style-name="P3"><text:tab/>{</text:p>
      <text:p text:style-name="P3"><text:tab/><text:tab/>$this<text:span text:style-name="T2">-&gt;</text:span>name <text:span text:style-name="T2">=</text:span><text:s/><text:span text:style-name="T2">"</text:span>WCS<text:span text:style-name="T2">";</text:span></text:p>
      <text:p text:style-name="P10">}</text:p>
      <text:p text:style-name="P11">} </text:p>
      <text:p text:style-name="P2"/>
      <text:p text:style-name="P2">Que représente ici $this ? De quel type est il ?</text:p>
      <text:p text:style-name="P2"/>
      <text:p text:style-name="P2">$this fait référence à l’objet en cours d’instanciation c’est à dire $name. Il est private et ne peut pas être utilisé hors de la classe MyClass. </text:p>
      <text:p text:style-name="P2">Il est défini dans une fonction construit c’est à dire que cette valeur lui est attribué d’office, il ne peut exister sans.</text:p>
      <text:p text:style-name="P2"/>
      <text:p text:style-name="P2"/>
      <text:p text:style-name="P2"/>
      <text:p text:style-name="P2"><text:span text:style-name="T1">14 (GIT) - Surlignez la/les bonne réponse(s)</text:span></text:p>
      <text:p text:style-name="P2">Comment créer un nouveau repository local ?</text:p>
      <text:p text:style-name="P2"/>
      <text:list text:style-name="L1">
        <text:list-item>
          <text:p text:style-name="P7">git start</text:p>
        </text:list-item>
        <text:list-item>
          <text:p text:style-name="P7"><text:span text:style-name="T4">git init</text:span></text:p>
        </text:list-item>
        <text:list-item>
          <text:p text:style-name="P7">git new origin</text:p>
        </text:list-item>
        <text:list-item>
          <text:p text:style-name="P7">git new master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15 (PHP) - Surlignez la/les bonne(s) réponse(s)</text:span></text:p>
      <text:p text:style-name="P2">En PHP, quel opérateur permet d’accéder aux propriétés et méthodes accessible d’un objet ?</text:p>
      <text:p text:style-name="P2"/>
      <text:list text:style-name="L1">
        <text:list-item>
          <text:p text:style-name="P7">.</text:p>
        </text:list-item>
        <text:list-item>
          <text:p text:style-name="P12"><text:span text:style-name="T4">-&gt;</text:span></text:p>
        </text:list-item>
        <text:list-item>
          <text:p text:style-name="P7">=</text:p>
        </text:list-item>
        <text:list-item>
          <text:p text:style-name="P12">::</text:p>
        </text:list-item>
      </text:list>
      <text:p text:style-name="P2"/>
      <text:p text:style-name="P2"/>
      <text:p text:style-name="P2"><text:span text:style-name="T1">16 (HTML / CSS)</text:span></text:p>
      <text:p text:style-name="P2">Expliquer le fonctionnement d’une balise &lt;form&gt; ainsi que ses divers attributs ou autres balises nécessaire ?</text:p>
      <text:p text:style-name="P2"/>
      <text:p text:style-name="P2">La balise form sert à créer un formulaire, On peut y ajouter des balises &lt;input&gt; , &lt;button&gt;, &lt;textarea&gt;, <text:s/>et &lt;select&gt;.</text:p>
      <text:p text:style-name="P2"/>
      <text:p text:style-name="P2"/>
      <text:p text:style-name="P2"/>
      <text:p text:style-name="P2"/>
      <text:p text:style-name="P2"><text:span text:style-name="T1">17 (POO)- Surlignez la/les bonne réponse(s)</text:span></text:p>
      <text:p text:style-name="P2">Considérant la classe Rectangle, si je souhaites que celle ci hérite des propriétés et méthodes de la classe Polygon, laquelle de ces options est la bonne ?</text:p>
      <text:p text:style-name="P2"/>
      <text:list text:style-name="L1">
        <text:list-item>
          <text:p text:style-name="P13">class<text:span text:style-name="T5"><text:s/></text:span><text:span text:style-name="T11">Rectangle</text:span><text:span text:style-name="T5"><text:s/></text:span>inherit<text:span text:style-name="T5"><text:s/></text:span><text:span text:style-name="T11">Polygon</text:span></text:p>
        </text:list-item>
        <text:list-item>
          <text:p text:style-name="P13"><text:span text:style-name="T4">class</text:span><text:span text:style-name="T9"><text:s/></text:span><text:span text:style-name="T12">Rectangle</text:span><text:span text:style-name="T9"><text:s/></text:span><text:span text:style-name="T4">extends</text:span><text:span text:style-name="T9"><text:s/></text:span><text:span text:style-name="T12">Polygon</text:span></text:p>
        </text:list-item>
        <text:list-item>
          <text:p text:style-name="P13">class<text:span text:style-name="T5"><text:s/></text:span><text:span text:style-name="T11">Polygon</text:span><text:span text:style-name="T5"><text:s/></text:span>implements<text:span text:style-name="T5"><text:s/></text:span><text:span text:style-name="T11">Rectangle</text:span></text:p>
        </text:list-item>
        <text:list-item>
          <text:p text:style-name="P13">class<text:span text:style-name="T5"><text:s/></text:span><text:span text:style-name="T11">Rectangle</text:span><text:span text:style-name="T5"><text:s/></text:span>include<text:span text:style-name="T5"><text:s/></text:span><text:span text:style-name="T11">Polyg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